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 fo:break-before="page"/>
    </style:style>
    <style:style style:name="P5" style:family="paragraph" style:parent-style-name="Text_20_body" style:list-style-name="L1">
      <style:paragraph-properties fo:text-align="start" style:justify-single-word="false"/>
    </style:style>
    <style:style style:name="P6" style:family="paragraph" style:parent-style-name="Text_20_body" style:list-style-name="L2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 fo:break-before="pag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Программа</text:h>
      <text:p text:style-name="P1">Алые Паруса, 7-8 класс, август 2017</text:p>
      <text:list xml:id="list9139392238922902920" text:style-name="L1">
        <text:list-item>
          <text:p text:style-name="P5">Графы</text:p>
        </text:list-item>
        <text:list-item>
          <text:p text:style-name="P5">Индукция</text:p>
        </text:list-item>
        <text:list-item>
          <text:p text:style-name="P5">Комбинаторика</text:p>
        </text:list-item>
        <text:list-item>
          <text:p text:style-name="P5">тч</text:p>
        </text:list-item>
      </text:list>
      <text:p text:style-name="P2"/>
      <text:p text:style-name="P2"/>
      <text:h text:style-name="P4" text:outline-level="1">Вступительная</text:h>
      <text:list xml:id="list7961764614302769447" text:style-name="L2">
        <text:list-item>
          <text:p text:style-name="P6">Алгебра 1 – упростить и посчитать</text:p>
        </text:list-item>
        <text:list-item>
          <text:p text:style-name="P6">Индукция 3 – 2^(n – 1) * (x^n + y^n) &gt;= (x + y)^n</text:p>
        </text:list-item>
        <text:list-item>
          <text:p text:style-name="P6">Геометрия 2 – углы и параллельные прямые (Вариньон)</text:p>
        </text:list-item>
        <text:list-item>
          <text:p text:style-name="P6">Графы 3 – связность + нечётные степени</text:p>
        </text:list-item>
        <text:list-item>
          <text:p text:style-name="P6">Школьная задача 1 – концентрации</text:p>
        </text:list-item>
        <text:list-item>
          <text:p text:style-name="P6"><text:s/>тч 2 – <text:s/>7^(7^(7^7))) % 5</text:p>
        </text:list-item>
        <text:list-item>
          <text:p text:style-name="P6">Комбинаторика 2 – кол-во позиций на шахматной доске 2 коней, не бьющих друг друга </text:p>
        </text:list-item>
        <text:list-item>
          <text:p text:style-name="P6">Алгебра 4 – Неравенство Коши, xyz<text:line-break/></text:p>
        </text:list-item>
      </text:list>
      <text:p text:style-name="P7">Встп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 New Roman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 New Roman"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ey Aleykin</meta:initial-creator>
    <meta:creation-date>2017-07-19T22:00:15</meta:creation-date>
    <meta:generator>OpenOffice/4.1.2$Unix OpenOffice.org_project/412m3$Build-9782</meta:generator>
    <dc:date>2017-07-22T20:09:45</dc:date>
    <dc:creator>Sergey Aleykin</dc:creator>
    <meta:editing-duration>P1DT6H13M4S</meta:editing-duration>
    <meta:editing-cycles>3</meta:editing-cycles>
    <meta:document-statistic meta:table-count="0" meta:image-count="0" meta:object-count="0" meta:page-count="3" meta:paragraph-count="16" meta:word-count="91" meta:character-count="457"/>
  </office:meta>
</office:document-meta>
</file>